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much for entrepreneurial spirit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Ta-da! This is what we call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appear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 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imagine for m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 no
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“We store clerks and merchants sell carefully
hand-picked natural water of an extra-high
purity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That we call ‘Tasty Water’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very itchy indeed.
Are you going to be all right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